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OpenSymbol" svg:font-family="OpenSymbol"/>
    <style:font-face style:name="Tahoma1" svg:font-family="Tahoma"/>
    <style:font-face style:name="Times New Roman1" svg:font-family="'Times New Roman'"/>
    <style:font-face style:name="Cumberland AMT" svg:font-family="'Cumberland A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list-style-name="L8">
      <style:text-properties fo:font-size="10pt" style:font-size-asian="10pt" style:font-size-complex="10pt"/>
    </style:style>
    <style:style style:name="P3" style:family="paragraph" style:parent-style-name="Standard" style:list-style-name="L9">
      <style:text-properties fo:font-size="10pt" style:font-size-asian="10pt" style:font-size-complex="10pt"/>
    </style:style>
    <style:style style:name="P4" style:family="paragraph" style:parent-style-name="Standard" style:list-style-name="L10">
      <style:text-properties fo:font-size="10pt" style:font-size-asian="10pt" style:font-size-complex="10pt"/>
    </style:style>
    <style:style style:name="P5" style:family="paragraph" style:parent-style-name="Standard" style:list-style-name="L11">
      <style:text-properties fo:font-size="10pt" style:font-size-asian="10pt" style:font-size-complex="10pt"/>
    </style:style>
    <style:style style:name="P6" style:family="paragraph" style:parent-style-name="Standard" style:list-style-name="L12">
      <style:text-properties fo:font-size="10pt" style:font-size-asian="10pt" style:font-size-complex="10pt"/>
    </style:style>
    <style:style style:name="P7" style:family="paragraph" style:parent-style-name="Standard" style:list-style-name="L13">
      <style:text-properties fo:font-size="10pt" style:font-size-asian="10pt" style:font-size-complex="10pt"/>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2pt" style:font-size-asian="12pt" style:font-size-complex="12pt"/>
    </style:style>
    <style:style style:name="P10" style:family="paragraph" style:parent-style-name="Standard">
      <style:text-properties style:font-name="Times New Roman" fo:font-size="10pt" style:font-size-asian="10pt" style:font-size-complex="10pt"/>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style:text-line-through-style="none" style:text-underline-style="none" style:text-blinking="false"/>
    </style:style>
    <style:style style:name="P14" style:family="paragraph" style:parent-style-name="Text_20_body">
      <style:text-properties fo:font-size="10pt" style:font-size-asian="10pt" style:font-size-complex="10pt"/>
    </style:style>
    <style:style style:name="P15" style:family="paragraph" style:parent-style-name="Text_20_body" style:list-style-name="L8">
      <style:text-properties fo:font-size="10pt" style:font-size-asian="10pt" style:font-size-complex="10pt"/>
    </style:style>
    <style:style style:name="P16" style:family="paragraph" style:parent-style-name="Text_20_body">
      <style:paragraph-properties fo:text-align="justify" style:justify-single-word="false"/>
      <style:text-properties fo:font-size="10pt" style:font-size-asian="10pt" style:font-size-complex="10pt"/>
    </style:style>
    <style:style style:name="P17" style:family="paragraph" style:parent-style-name="Text_20_body" style:list-style-name="L15">
      <style:paragraph-properties fo:text-align="justify" style:justify-single-word="false"/>
      <style:text-properties fo:font-size="10pt" style:font-size-asian="10pt" style:font-size-complex="10pt"/>
    </style:style>
    <style:style style:name="P18" style:family="paragraph" style:parent-style-name="Text_20_body" style:list-style-name="L14">
      <style:paragraph-properties fo:text-align="justify" style:justify-single-word="false"/>
      <style:text-properties fo:font-size="10pt" style:font-size-asian="10pt" style:font-size-complex="10pt"/>
    </style:style>
    <style:style style:name="P19" style:family="paragraph" style:parent-style-name="Text_20_body" style:list-style-name="L19">
      <style:paragraph-properties fo:text-align="justify" style:justify-single-word="false"/>
      <style:text-properties fo:font-size="10pt" style:font-size-asian="10pt" style:font-size-complex="10pt"/>
    </style:style>
    <style:style style:name="P20" style:family="paragraph" style:parent-style-name="Text_20_body" style:list-style-name="L20">
      <style:paragraph-properties fo:text-align="justify" style:justify-single-word="false"/>
      <style:text-properties fo:font-size="10pt" style:font-size-asian="10pt" style:font-size-complex="10pt"/>
    </style:style>
    <style:style style:name="P21" style:family="paragraph" style:parent-style-name="Text_20_body" style:list-style-name="L21">
      <style:paragraph-properties fo:text-align="justify" style:justify-single-word="false"/>
      <style:text-properties fo:font-size="10pt" style:font-size-asian="10pt" style:font-size-complex="10pt"/>
    </style:style>
    <style:style style:name="P22" style:family="paragraph" style:parent-style-name="Text_20_body" style:list-style-name="L22">
      <style:paragraph-properties fo:text-align="justify" style:justify-single-word="false"/>
      <style:text-properties fo:font-size="10pt" style:font-size-asian="10pt" style:font-size-complex="10pt"/>
    </style:style>
    <style:style style:name="P23" style:family="paragraph" style:parent-style-name="Text_20_body" style:list-style-name="L23">
      <style:paragraph-properties fo:text-align="justify" style:justify-single-word="false"/>
      <style:text-properties fo:font-size="10pt" style:font-size-asian="10pt" style:font-size-complex="10pt"/>
    </style:style>
    <style:style style:name="P24" style:family="paragraph" style:parent-style-name="Text_20_body" style:list-style-name="L24">
      <style:paragraph-properties fo:text-align="justify" style:justify-single-word="false"/>
      <style:text-properties fo:font-size="10pt" style:font-size-asian="10pt" style:font-size-complex="10pt"/>
    </style:style>
    <style:style style:name="P25" style:family="paragraph" style:parent-style-name="Text_20_body" style:list-style-name="L25">
      <style:paragraph-properties fo:text-align="justify" style:justify-single-word="false"/>
      <style:text-properties fo:font-size="10pt" style:font-size-asian="10pt" style:font-size-complex="10pt"/>
    </style:style>
    <style:style style:name="P26" style:family="paragraph" style:parent-style-name="Text_20_body" style:list-style-name="L26">
      <style:paragraph-properties fo:text-align="justify" style:justify-single-word="false"/>
      <style:text-properties fo:font-size="10pt" style:font-size-asian="10pt" style:font-size-complex="10pt"/>
    </style:style>
    <style:style style:name="P27" style:family="paragraph" style:parent-style-name="Text_20_body" style:list-style-name="L27">
      <style:paragraph-properties fo:text-align="justify" style:justify-single-word="false"/>
      <style:text-properties fo:font-size="10pt" style:font-size-asian="10pt" style:font-size-complex="10pt"/>
    </style:style>
    <style:style style:name="P28" style:family="paragraph" style:parent-style-name="Text_20_body" style:list-style-name="L28">
      <style:paragraph-properties fo:text-align="justify" style:justify-single-word="false"/>
      <style:text-properties fo:font-size="10pt" style:font-size-asian="10pt" style:font-size-complex="10pt"/>
    </style:style>
    <style:style style:name="P29" style:family="paragraph" style:parent-style-name="Text_20_body">
      <style:text-properties fo:font-size="10pt" style:text-underline-style="none" style:font-size-asian="10pt" style:font-size-complex="10pt"/>
    </style:style>
    <style:style style:name="P30" style:family="paragraph" style:parent-style-name="Text_20_body">
      <style:text-properties fo:font-size="10pt" style:text-underline-style="solid" style:text-underline-width="auto" style:text-underline-color="font-color" fo:font-weight="bold" style:font-size-asian="10pt" style:font-size-complex="10pt"/>
    </style:style>
    <style:style style:name="P31" style:family="paragraph" style:parent-style-name="Text_20_body" style:list-style-name="L1"/>
    <style:style style:name="P32" style:family="paragraph" style:parent-style-name="Text_20_body">
      <style:paragraph-properties fo:text-align="justify" style:justify-single-word="false"/>
    </style:style>
    <style:style style:name="P33" style:family="paragraph" style:parent-style-name="Text_20_body">
      <style:text-properties style:text-underline-style="none"/>
    </style:style>
    <style:style style:name="P34" style:family="paragraph" style:parent-style-name="Text_20_body">
      <style:paragraph-properties fo:line-height="115%"/>
      <style:text-properties style:font-name="Times New Roman1" fo:font-size="12pt"/>
    </style:style>
    <style:style style:name="P35" style:family="paragraph" style:parent-style-name="Text_20_body">
      <style:paragraph-properties fo:line-height="115%"/>
    </style:style>
    <style:style style:name="P36" style:family="paragraph" style:parent-style-name="Text_20_body">
      <style:paragraph-properties fo:margin-left="0cm" fo:margin-right="0cm" fo:margin-top="0cm" fo:margin-bottom="0cm" fo:text-indent="0cm" style:auto-text-indent="false"/>
      <style:text-properties fo:font-size="10pt" style:font-size-asian="10pt" style:font-size-complex="10pt"/>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list-style-name="L18">
      <style:paragraph-properties fo:margin-left="0cm" fo:margin-right="0cm" fo:text-align="justify" style:justify-single-word="false" fo:text-indent="0cm" style:auto-text-indent="false"/>
      <style:text-properties fo:font-size="10pt" style:font-size-asian="10pt" style:font-size-complex="10pt"/>
    </style:style>
    <style:style style:name="P39" style:family="paragraph" style:parent-style-name="Text_20_body">
      <style:paragraph-properties fo:margin-left="0cm" fo:margin-right="0cm" fo:line-height="115%" fo:text-indent="0cm" style:auto-text-indent="false"/>
    </style:style>
    <style:style style:name="P40" style:family="paragraph" style:parent-style-name="Text_20_body">
      <style:paragraph-properties fo:margin-left="0cm" fo:margin-right="0cm" fo:line-height="115%" fo:text-indent="0cm" style:auto-text-indent="false"/>
      <style:text-properties style:font-name="Times New Roman1" fo:font-size="12pt"/>
    </style:style>
    <style:style style:name="P41" style:family="paragraph" style:parent-style-name="Text_20_body">
      <style:paragraph-properties fo:margin-top="0cm" fo:margin-bottom="0cm"/>
    </style:style>
    <style:style style:name="P42" style:family="paragraph" style:parent-style-name="Text_20_body" style:list-style-name="L1">
      <style:paragraph-properties fo:margin-top="0cm" fo:margin-bottom="0cm"/>
    </style:style>
    <style:style style:name="P43" style:family="paragraph" style:parent-style-name="Text_20_body" style:list-style-name="L13">
      <style:paragraph-properties fo:margin-top="0cm" fo:margin-bottom="0cm"/>
      <style:text-properties fo:font-size="10pt" style:font-size-asian="10pt" style:font-size-complex="10pt"/>
    </style:style>
    <style:style style:name="P44" style:family="paragraph" style:parent-style-name="Text_20_body" style:list-style-name="L1">
      <style:paragraph-properties fo:margin-left="-1.245cm" fo:margin-right="0cm" fo:margin-top="0cm" fo:margin-bottom="0cm" fo:text-indent="0cm" style:auto-text-indent="false"/>
      <style:text-properties fo:font-size="10pt" fo:font-style="italic" style:font-size-asian="10pt" style:font-size-complex="10pt"/>
    </style:style>
    <style:style style:name="P45" style:family="paragraph" style:parent-style-name="Text_20_body" style:list-style-name="L1">
      <style:paragraph-properties fo:margin-left="-1.245cm" fo:margin-right="0cm" fo:margin-top="0cm" fo:margin-bottom="0cm" fo:text-indent="0cm" style:auto-text-indent="false"/>
      <style:text-properties fo:font-size="10pt" style:font-size-asian="10pt" style:font-size-complex="10pt"/>
    </style:style>
    <style:style style:name="P46" style:family="paragraph" style:parent-style-name="Text_20_body" style:list-style-name="L1">
      <style:paragraph-properties fo:margin-left="-1.245cm" fo:margin-right="0cm" fo:margin-top="0cm" fo:margin-bottom="0cm" fo:text-indent="0cm" style:auto-text-indent="false"/>
    </style:style>
    <style:style style:name="P47" style:family="paragraph" style:parent-style-name="Text_20_body" style:list-style-name="L16">
      <style:paragraph-properties fo:margin-left="1.27cm" fo:margin-right="0cm" fo:text-align="justify" style:justify-single-word="false" fo:text-indent="-0.635cm" style:auto-text-indent="false"/>
      <style:text-properties fo:font-size="10pt" style:font-size-asian="10pt" style:font-size-complex="10pt"/>
    </style:style>
    <style:style style:name="P48" style:family="paragraph" style:parent-style-name="Text_20_body" style:list-style-name="L18">
      <style:paragraph-properties fo:margin-left="1.27cm" fo:margin-right="0cm" fo:text-align="justify" style:justify-single-word="false" fo:text-indent="-0.635cm" style:auto-text-indent="false"/>
      <style:text-properties fo:font-size="10pt" style:font-size-asian="10pt" style:font-size-complex="10pt"/>
    </style:style>
    <style:style style:name="P49" style:family="paragraph" style:parent-style-name="Heading_20_3">
      <style:text-properties fo:font-size="10pt" style:font-size-asian="10pt" style:font-size-complex="10pt"/>
    </style:style>
    <style:style style:name="P50" style:family="paragraph" style:parent-style-name="Preformatted_20_Text">
      <style:text-properties fo:font-size="10pt" style:font-size-asian="10pt" style:font-size-complex="10pt"/>
    </style:style>
    <style:style style:name="P51" style:family="paragraph" style:parent-style-name="Preformatted_20_Text" style:list-style-name="L9">
      <style:text-properties fo:font-size="10pt" style:font-size-asian="10pt" style:font-size-complex="10pt"/>
    </style:style>
    <style:style style:name="P52" style:family="paragraph" style:parent-style-name="Preformatted_20_Text" style:list-style-name="L10">
      <style:text-properties fo:font-size="10pt" style:font-size-asian="10pt" style:font-size-complex="10pt"/>
    </style:style>
    <style:style style:name="P53" style:family="paragraph" style:parent-style-name="Preformatted_20_Text" style:list-style-name="L11">
      <style:text-properties fo:font-size="10pt" style:font-size-asian="10pt" style:font-size-complex="10pt"/>
    </style:style>
    <style:style style:name="P54" style:family="paragraph" style:parent-style-name="Preformatted_20_Text" style:list-style-name="L12">
      <style:text-properties fo:font-size="10pt" style:font-size-asian="10pt" style:font-size-complex="10pt"/>
    </style:style>
    <style:style style:name="P55" style:family="paragraph" style:parent-style-name="Preformatted_20_Text" style:list-style-name="L13">
      <style:text-properties fo:font-size="10pt" style:font-size-asian="10pt" style:font-size-complex="10pt"/>
    </style:style>
    <style:style style:name="P56" style:family="paragraph" style:parent-style-name="Preformatted_20_Text">
      <style:paragraph-properties fo:margin-top="0cm" fo:margin-bottom="0.499cm"/>
    </style:style>
    <style:style style:name="P57" style:family="paragraph" style:parent-style-name="Preformatted_20_Text">
      <style:paragraph-properties fo:margin-top="0cm" fo:margin-bottom="0.499cm"/>
      <style:text-properties fo:font-size="10pt" style:font-size-asian="10pt" style:font-size-complex="10pt"/>
    </style:style>
    <style:style style:name="P58" style:family="paragraph" style:parent-style-name="Preformatted_20_Text">
      <style:paragraph-properties fo:margin-left="0cm" fo:margin-right="0cm" fo:margin-top="0cm" fo:margin-bottom="0cm" fo:text-indent="0cm" style:auto-text-indent="false"/>
      <style:text-properties fo:font-size="10pt" style:font-size-asian="10pt" style:font-size-complex="10pt"/>
    </style:style>
    <style:style style:name="P59" style:family="paragraph" style:parent-style-name="Preformatted_20_Text">
      <style:paragraph-properties fo:margin-top="0cm" fo:margin-bottom="0cm"/>
    </style:style>
    <style:style style:name="P60" style:family="paragraph" style:parent-style-name="Preformatted_20_Text" style:list-style-name="L13">
      <style:paragraph-properties fo:margin-top="0cm" fo:margin-bottom="0cm"/>
      <style:text-properties fo:font-size="10pt" style:font-size-asian="10pt" style:font-size-complex="10pt"/>
    </style:style>
    <style:style style:name="T1"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style:font-name="Times New Roman1"/>
    </style:style>
    <style:style style:name="T4" style:family="text">
      <style:text-properties fo:font-variant="normal" fo:text-transform="none" style:font-name="Times New Roman1" fo:font-size="12pt" fo:font-weight="bold"/>
    </style:style>
    <style:style style:name="T5" style:family="text">
      <style:text-properties fo:font-size="10pt"/>
    </style:style>
    <style:style style:name="T6" style:family="text">
      <style:text-properties fo:font-size="10pt" fo:font-style="italic" style:font-size-asian="10pt" style:font-size-complex="10pt"/>
    </style:style>
    <style:style style:name="T7" style:family="text">
      <style:text-properties fo:font-size="10pt" style:font-size-asian="10pt" style:font-size-complex="10pt"/>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tyle="italic"/>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fo:font-weight="bold"/>
    </style:style>
    <style:style style:name="T13" style:family="text">
      <style:text-properties style:text-underline-style="none"/>
    </style:style>
    <style:style style:name="T14" style:family="text">
      <style:text-properties style:font-size-asian="10pt"/>
    </style:style>
    <style:style style:name="T15" style:family="text">
      <style:text-properties style:font-size-complex="10pt"/>
    </style:style>
    <style:style style:name="T16" style:family="text">
      <style:text-properties fo:font-size="12pt"/>
    </style:style>
    <style:style style:name="T17" style:family="text">
      <style:text-properties style:font-weight-asian="bold"/>
    </style:style>
    <style:style style:name="T18" style:family="text">
      <style:text-properties style:font-weight-complex="bold"/>
    </style:style>
    <style:style style:name="T19" style:family="text">
      <style:text-properties style:font-name="Times New Roman1"/>
    </style:style>
    <style:style style:name="T20" style:family="text">
      <style:text-properties style:font-name="Times New Roman1" fo:font-size="12pt"/>
    </style:style>
    <style:style style:name="T21" style:family="text">
      <style:text-properties style:font-name="Times New Roman1" fo:font-size="12pt" fo:font-weight="bold"/>
    </style:style>
    <style:style style:name="T22" style:family="text">
      <style:text-properties style:font-name="Wingding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nuel d'utilisation version1</text:p>
      <text:p text:style-name="P1"/>
      <text:p text:style-name="P1"><text:tab/>Ce manuel a été créé dans le but de faciliter la prise en main du logiciel auteur qu'est 3DWIGS. Pour rappel, 3DWIGS, pour 3D Web Interactive Game Studio est un programme de création de contenus 3D interactifs au sein de pages Web.</text:p>
      <text:p text:style-name="P1">Dans un premier temps, il sera expliqué comment utiliser le langage de description que 3DWIGS met à votre disposition pour la description de vos mini-jeux. Dans une seconde partie, l'interface d'utilisation du logiciel sera décrite afin de faciliter sa prise en main. Et enfin, pour les utilisateurs les plus expérimentés, une description des fonctionnalités du moteur sera faite dans le cas où le langage de description fourni ne suffirait pas à la réalisation de votre projet vidéoludique.</text:p>
      <text:p text:style-name="P9"/>
      <text:p text:style-name="P12">I- Description et apprentissage du langage de description</text:p>
      <text:p text:style-name="P1"/>
      <text:p text:style-name="P8"><text:tab/>A – Notions premières de programmation avec 3DWIGS</text:p>
      <text:p text:style-name="P1"/>
      <text:p text:style-name="P1">type (classe), attribut, point virgule à la fin de chaque ligne, chaines de caractères, booléens, point pour les nombres à virgule, énumérations...</text:p>
      <text:p text:style-name="P10"/>
      <text:p text:style-name="P10"><text:span text:style-name="T1">1/ Je commente, nous commentons, vous commentez.</text:span><text:line-break/><text:span text:style-name="T2">La description d’un jeu peut être relativement longue. En conséquence vous pouvez utiliser des commentaires qui vous permettront d’organiser votre code. Leur utilisation se fait à l’aide d’un double slash.</text:span><text:line-break/><text:line-break/><text:span text:style-name="T2">//Ceci est un commentaire, le logiciel ignorera cette ligne lors de la génération du jeu.</text:span><text:line-break/><text:line-break/><text:span text:style-name="T1">2/ les types primitifs</text:span><text:line-break/><text:span text:style-name="T2">a) les nombres</text:span><text:line-break/><text:span text:style-name="T2">Les nombres utilisables dans 3DWIGS sont de deux natures : entier relatif ou décimal.</text:span><text:line-break/><text:span text:style-name="T2">Un décimal utilise le point comme séparateur, exemple pour pi : 3.14.</text:span><text:line-break/><text:line-break/><text:span text:style-name="T2">b) les booléens</text:span><text:line-break/><text:span text:style-name="T2">Un booléen peut prendre uniquement deux valeurs : true or false (pour vrai ou faux).</text:span></text:p>
      <text:p text:style-name="P10"><text:line-break/><text:span text:style-name="T2">c) les chaîne de caractères</text:span><text:line-break/><text:span text:style-name="T2">Une chaîne de caractères est une séquence de caractères comme “loup”.</text:span><text:line-break/><text:line-break/><text:span text:style-name="T2">d) identifiant</text:span><text:line-break/><text:span text:style-name="T2">Un identifiant appartient à une sous-famille des chaînes de caractères. Le logiciel n’accepte que des identifiants commençant par une lettre et composés de caractères alpha-numériques auxquels il faut ajouter le tiret (“-”) et l’underscore (“_”).</text:span><text:line-break/><text:line-break/><text:span text:style-name="T1">3/ les types prédéfinis</text:span><text:line-break/><text:span text:style-name="T2">Vous avez à disposition des types prédéfinies qui se réduisent à des types comprenant un certain nombre d’attributs couramment utilisés, cf liste en annexe. </text:span><text:line-break/><text:span text:style-name="T2">3DWIGS utilise un langage qui lui est propre pour créer des jeux. Ce langage décrit les différents éléments d’un jeu. Tout comme n'importe quel langage de programmation, ce langage nécessite un petit apprentissage. Voici le détail de son utilisation.</text:span><text:line-break/></text:p>
      <text:h text:style-name="P49" text:outline-level="3"><text:tab/>B - Organisation du jeu</text:h>
      <text:p text:style-name="P1">Un code écrit avec 3DWIGS est découpé en sept partie :</text:p>
      <text:p text:style-name="P14"/>
      <text:list xml:id="list37404007" text:style-name="L1">
        <text:list-item>
          <text:p text:style-name="P42"><text:span text:style-name="T6">Partie </text:span><text:span text:style-name="Strong_20_Emphasis"><text:span text:style-name="T6">Description du jeu</text:span></text:span><text:span text:style-name="T7"> </text:span></text:p>
        </text:list-item>
        <text:list-item>
          <text:p text:style-name="P42"><text:span text:style-name="T6">Partie </text:span><text:span text:style-name="Strong_20_Emphasis"><text:span text:style-name="T6">Déclaration de nouveaux types</text:span></text:span><text:span text:style-name="T7"> </text:span></text:p>
        </text:list-item>
        <text:list-item>
          <text:p text:style-name="P42"><text:span text:style-name="T6">Partie </text:span><text:span text:style-name="Strong_20_Emphasis"><text:span text:style-name="T6">Initialisations</text:span></text:span><text:span text:style-name="T7"> </text:span></text:p>
        </text:list-item>
        <text:list-item>
          <text:p text:style-name="P42"><text:span text:style-name="T6">Partie </text:span><text:span text:style-name="Strong_20_Emphasis"><text:span text:style-name="T6">Définitions</text:span></text:span><text:span text:style-name="T7"> </text:span></text:p>
        </text:list-item>
        <text:list-item>
          <text:p text:style-name="P42"><text:span text:style-name="T6">Partie </text:span><text:span text:style-name="Strong_20_Emphasis"><text:span text:style-name="T6">Commandes</text:span></text:span><text:span text:style-name="T7"> </text:span></text:p>
        </text:list-item>
        <text:list-item>
          <text:p text:style-name="P42"><text:span text:style-name="T6">Partie </text:span><text:span text:style-name="Strong_20_Emphasis"><text:span text:style-name="T6">Règles du jeu</text:span></text:span><text:span text:style-name="T7"> </text:span></text:p>
        </text:list-item>
        <text:list-item>
          <text:p text:style-name="P31"><text:span text:style-name="T6">Partie </text:span><text:span text:style-name="Strong_20_Emphasis"><text:span text:style-name="T6">Intelligence Artificielle</text:span></text:span><text:span text:style-name="T7"> </text:span></text:p>
        </text:list-item>
      </text:list>
      <text:p text:style-name="P1"><text:soft-page-break/></text:p>
      <text:p text:style-name="P1">Il faut que le code soit écrit dans cet ordre pour qu'il soit valide.</text:p>
      <text:p text:style-name="P1"/>
      <text:p text:style-name="P41"><text:span text:style-name="Strong_20_Emphasis"><text:span text:style-name="T8"><text:tab/>C - Explications</text:span></text:span></text:p>
      <text:p text:style-name="P41"><text:span text:style-name="Strong_20_Emphasis"><text:span text:style-name="T6"/></text:span></text:p>
      <text:p text:style-name="Standard"><text:span text:style-name="T7">1) </text:span><text:span text:style-name="T6">Partie </text:span><text:span text:style-name="Strong_20_Emphasis"><text:span text:style-name="T6">Description du jeu</text:span></text:span><text:span text:style-name="T7"> </text:span></text:p>
      <text:p text:style-name="P1"/>
      <text:p text:style-name="P1">Cette partie permet de décrire le jeu de manière globale (classe game) :</text:p>
      <text:p text:style-name="P57">game has [attribut] at [valeur de l'attribut];</text:p>
      <text:p text:style-name="P1">Les attributs sont :</text:p>
      <text:list xml:id="list37460200" text:style-name="L8">
        <text:list-item>
          <text:p text:style-name="P2">name : le nom de votre jeu (chaine de caractère).</text:p>
        </text:list-item>
        <text:list-item>
          <text:p text:style-name="P2">gravity : la gravité globale de l'environnement 3D (soit une valeur numérique pour une gravité verticale vers le bas, soit 3 valeurs numériques pour un vecteur).</text:p>
        </text:list-item>
        <text:list-item>
          <text:p text:style-name="P15">world : l'environnement de jeu (une énumération). Peut être soit 'generic' pour un environnement neutre, 'grid' pour un environnement découpé en cases et 'ribbon' pour un environnement linéaire adapté pour les jeux de type course. </text:p>
        </text:list-item>
        <text:list-item>
          <text:p text:style-name="P15">gridsize : la taille d'un carreau de la grille si l'attribut 'world' de 'game' est à 'grid' (valeur numérique à 1 par défaut).</text:p>
        </text:list-item>
        <text:list-item>
          <text:p text:style-name="P15">turnbased : le mode du jeu, tour par tour ou temps-réel (booléen à faux par défaut pour un jeu en temps réel).</text:p>
        </text:list-item>
        <text:list-item>
          <text:p text:style-name="P15">ranking : le classement de chaque joueur (liste de joueurs, vide par défaut).</text:p>
        </text:list-item>
      </text:list>
      <text:p text:style-name="P1"/>
      <text:p text:style-name="P1">exemple :</text:p>
      <text:p text:style-name="P50">game has gravity at 10, name at "Mon Jeu"; </text:p>
      <text:p text:style-name="P1"/>
      <text:p text:style-name="Standard"><text:span text:style-name="T7">2) </text:span><text:span text:style-name="T6">Partie </text:span><text:span text:style-name="Strong_20_Emphasis"><text:span text:style-name="T6">Déclaration de nouveaux types</text:span></text:span><text:span text:style-name="T7"> </text:span></text:p>
      <text:p text:style-name="P1"/>
      <text:p text:style-name="P1">Cette partie permet de déclarer de nouveaux types issus d'un ou de plusieurs types primitifs du logiciel (voir en annexes) : </text:p>
      <text:p text:style-name="P50">type [nom nouveau type] is [type primitif]; </text:p>
      <text:p text:style-name="P50">type [nom nouveau type] is [type primitif 1] and [type primitif 2] and [type primitif n]; </text:p>
      <text:p text:style-name="P1"/>
      <text:p text:style-name="P1">Les types primitifs doivent exister et être différents s'il y en a plusieurs. Il est possible d'appeler un type que l'on vient de créer :</text:p>
      <text:p text:style-name="P1"/>
      <text:p text:style-name="P1">exemple :</text:p>
      <text:p text:style-name="P50">type NouveauType is Vehicle and Weapon;</text:p>
      <text:p text:style-name="P50">type NouveauType2 is Character and NouveauType;</text:p>
      <text:p text:style-name="P1"/>
      <text:p text:style-name="P1">Les types primitifs 'Vehicle', 'Weapon' et 'Character' existent. 'NouveauType' existe aussi lorsque NouveauType2 est créé, le code est valide.</text:p>
      <text:p text:style-name="P1">NouveauType et NouveauType2 pourront servir dans les parties suivantes comme des type primitifs normaux. Les attributs et spécificités de chaque types primitifs sont copiés dans le type ainsi créé.</text:p>
      <text:p text:style-name="P1"/>
      <text:p text:style-name="P1"/>
      <text:p text:style-name="P1">3) <text:span text:style-name="T9">Partie </text:span><text:span text:style-name="Strong_20_Emphasis"><text:span text:style-name="T9">Initialisations</text:span></text:span> </text:p>
      <text:p text:style-name="P1"/>
      <text:p text:style-name="P1">Cette partie permet de créer des entités et de les initialiser :</text:p>
      <text:p text:style-name="P1"/>
      <text:p text:style-name="P8">a) Création d'une entité :</text:p>
      <text:p text:style-name="P1"/>
      <text:p text:style-name="P50">[nom de l'entité] is [type];</text:p>
      <text:p text:style-name="P1"/>
      <text:p text:style-name="P1">Un objet est créé à partir d'un type primitif, ou d'un type créé précédemment. </text:p>
      <text:p text:style-name="P1"/>
      <text:p text:style-name="P50">entité1 is NouveauType;</text:p>
      <text:p text:style-name="P50">arme1 is Weapon;</text:p>
      <text:p text:style-name="P1"/>
      <text:p text:style-name="P1">Il est possible de spécifier que la représentation 3D de l'entité pourra être générée plusieurs fois en même temps le jeu :</text:p>
      <text:p text:style-name="P1"><text:soft-page-break/></text:p>
      <text:p text:style-name="P50">[nom de l'entité] is [type] duplicable;</text:p>
      <text:p text:style-name="P1"/>
      <text:p text:style-name="P50">pilier is Obstacle duplicable;</text:p>
      <text:p text:style-name="P1"/>
      <text:p text:style-name="P8">b) Déclaration d'un joueur ou d'une équipe</text:p>
      <text:p text:style-name="P1"/>
      <text:p text:style-name="P50">[nom du joueur] is Player;</text:p>
      <text:p text:style-name="P50">[nom de l'équipe] is Team;</text:p>
      <text:p text:style-name="P1"/>
      <text:p text:style-name="P1">Un joueur peut être déclaré comme n'appartenant pas à une équipe spécifique.</text:p>
      <text:p text:style-name="P1"/>
      <text:p text:style-name="P50">[nom du joueur] is Player solo;</text:p>
      <text:p text:style-name="P1"/>
      <text:p text:style-name="P1">Un joueur peut ensuite être déclaré en tant qu'humain ou intelligence artificielle, il faut alors préciser le nom de l'IA qui sera définie ensuite dans la partie IntelligenceArtificielle.</text:p>
      <text:p text:style-name="P1"/>
      <text:p text:style-name="P50">joueur1 has controller at "human";</text:p>
      <text:p text:style-name="P50">joueur2 has controller at "ia1";</text:p>
      <text:p text:style-name="P1"/>
      <text:p text:style-name="P1">Une équipe est un regroupement de joueurs et/ou d'équipes.</text:p>
      <text:p text:style-name="P1"/>
      <text:p text:style-name="P8">c) Initialisation des attributs d'une entité :</text:p>
      <text:p text:style-name="P1"/>
      <text:p text:style-name="P50">[entité] has [attribut de l'entité] at [nouvelle valeur de l'attribut];</text:p>
      <text:p text:style-name="P1">La valeur de l'attribut doit être du type attendu par l'attribut. Par exemple, on ne met pas de valeur numérique pour un attribut de type booléen.</text:p>
      <text:p text:style-name="P1"/>
      <text:p text:style-name="P50">entite1 has life at 100;</text:p>
      <text:p text:style-name="P1"/>
      <text:p text:style-name="P8">d) Déclaration de la possession d'une entité par une autre :</text:p>
      <text:p text:style-name="P1"/>
      <text:p text:style-name="P50">[entité qui possède] has [entité possédée];</text:p>
      <text:p text:style-name="P1"/>
      <text:p text:style-name="P50">entite1 has arme1;</text:p>
      <text:p text:style-name="P1"/>
      <text:p text:style-name="P1">Pour cet exemple, 'entité1' va posséder 'arme1', les transformations appliquées à 'entité1' se répercuteront sur 'arme1'.</text:p>
      <text:p text:style-name="P1">Il est aussi possible de placer des joueurs (type Player) dans une équipe (type Team).</text:p>
      <text:p text:style-name="P1"/>
      <text:p text:style-name="P8">e) Déclaration d'une liste où seront regroupées plusieurs entités :</text:p>
      <text:p text:style-name="P1"/>
      <text:p text:style-name="P50">[entité qui possède] is list of [élément 1];</text:p>
      <text:p text:style-name="P1"/>
      <text:p text:style-name="P50">entite1 has arme1;</text:p>
      <text:p text:style-name="P1"/>
      <text:list xml:id="list37691437" text:continue-list="list37404007" text:style-name="L1">
        <text:list-header>
          <text:p text:style-name="P44"/>
          <text:p text:style-name="P45"><text:span text:style-name="T10">4) </text:span><text:span text:style-name="T9">Partie </text:span><text:span text:style-name="Strong_20_Emphasis"><text:span text:style-name="T9">Définitions</text:span></text:span> </text:p>
        </text:list-header>
      </text:list>
      <text:p text:style-name="P1"/>
      <text:p text:style-name="P1">Cette partie permet de créer des bouts de code réutilisables dans la partie Commandes et règles du jeu à l'aide de son nom. </text:p>
      <text:p text:style-name="P1"/>
      <text:p text:style-name="P50">definition [nom de la définition] means [corps de la définition];</text:p>
      <text:p text:style-name="P1"/>
      <text:p text:style-name="P1">Le corps d'une définition contient une ou plusieurs instructions séparées par des virgules.</text:p>
      <text:p text:style-name="P50">definition [nom de la définition] means</text:p>
      <text:p text:style-name="P50"><text:tab/>[instruction 1],</text:p>
      <text:p text:style-name="P50"><text:tab/>[instruction 2],</text:p>
      <text:p text:style-name="P50"><text:tab/>[instruction n];</text:p>
      <text:p text:style-name="P1"/>
      <text:p text:style-name="P1">Les instructions sont variées :</text:p>
      <text:p text:style-name="P1"/>
      <text:p text:style-name="P8">a) Appel d'une autre définition :</text:p>
      <text:p text:style-name="P1"/>
      <text:p text:style-name="P1"><text:soft-page-break/>Une autre définition peut être appelée avec son nom mais cette définition doit avoir été déclarée avant.</text:p>
      <text:p text:style-name="P1"/>
      <text:p text:style-name="P50">definition def1 means</text:p>
      <text:p text:style-name="P50"><text:tab/>generate entite1;</text:p>
      <text:p text:style-name="P1"/>
      <text:p text:style-name="P50">definition def2 means</text:p>
      <text:p text:style-name="P50"><text:tab/>def1;</text:p>
      <text:p text:style-name="P1"/>
      <text:p text:style-name="P8">b) Conditions</text:p>
      <text:p text:style-name="P1"/>
      <text:p text:style-name="P50">if [condition] then [corps de la condition] endif;</text:p>
      <text:p text:style-name="P1"/>
      <text:p text:style-name="P1">La condition est une opération de test (booléenne) :</text:p>
      <text:list xml:id="list37469431" text:style-name="L9">
        <text:list-item>
          <text:p text:style-name="P3">test numérique de l'attribut d'un objet (avec les opérateurs '=', '&lt;', '&gt;', '&lt;=', '&gt;=', !=) : </text:p>
          <text:p text:style-name="P51">life of entite1 &gt;= 0 <text:span text:style-name="T11">// la vie de 'entite1' doit être supérieure ou égale à 0</text:span></text:p>
        </text:list-item>
        <text:list-item>
          <text:p text:style-name="P3">test de l'attribut d'un objet non-numérique <text:s/>(avec l'opérateurs '=') :</text:p>
          <text:p text:style-name="P51">name of entite1 = "Entité"</text:p>
        </text:list-item>
      </text:list>
      <text:list xml:id="list37464693" text:style-name="L10">
        <text:list-item>
          <text:p text:style-name="P4">test de l'état d'un objet :</text:p>
          <text:p text:style-name="P52">entite1 is dead <text:span text:style-name="T11">// pour appeler cette condition, entite1 doit avoir un attribut life</text:span></text:p>
        </text:list-item>
      </text:list>
      <text:p text:style-name="P1"><text:tab/>Ces états sont 'dead', 'alive', 'generated', 'effaced', 'touching' [nom d'entité], 'moving', 'waiting'</text:p>
      <text:list xml:id="list37469747" text:style-name="L11">
        <text:list-item>
          <text:p text:style-name="P5">test de la précence d'un élément dans une liste :</text:p>
          <text:p text:style-name="P53">liste1 contains element1</text:p>
        </text:list-item>
        <text:list-item>
          <text:p text:style-name="P5">test de la victoire ou de la défaite d'un joueur ou d'une équipe :</text:p>
          <text:p text:style-name="P53">defeat of joueur1</text:p>
          <text:p text:style-name="P53">victory of joueur2</text:p>
        </text:list-item>
      </text:list>
      <text:p text:style-name="P1"/>
      <text:p text:style-name="P1">Il est possible de combiner plusieurs condition à l'aide d'opérateurs logiques ('and', 'or', 'not') afin de n'en former qu'une :</text:p>
      <text:p text:style-name="P50">( life of entite1 != 0 and (life of entite2 &gt; 0 or (not entite3 is dead)) )</text:p>
      <text:p text:style-name="P1">Ici, pour que la condition soit validée, la vie de 'entite1' ne doit pas être égale à 0 (!=), mais aussi, la vie de 'entite2' doit être supérieur à 0 ou alors, 'entite3' doit être en vie.</text:p>
      <text:p text:style-name="P1"/>
      <text:p text:style-name="P1">Des parenthèse peuvent être utiles pour séparer les différents blocs de condition selon la priorité des opérateurs ou pour plus de lisibilité mais elles ne sont pas obligatoires.</text:p>
      <text:p text:style-name="P1"/>
      <text:p text:style-name="P1">Si la condition est validée, le corps de la condition s'exécute, sinon il est ignoré. Ce corps est aussi une suite d'instructions :</text:p>
      <text:p text:style-name="P50">if [condition] then</text:p>
      <text:p text:style-name="P50"><text:tab/>[instruction 1],</text:p>
      <text:p text:style-name="P50"><text:tab/>[instruction 2],</text:p>
      <text:p text:style-name="P50"><text:tab/>[instruction n]</text:p>
      <text:p text:style-name="P50">endif</text:p>
      <text:p text:style-name="P1"/>
      <text:p text:style-name="P1">Il est possible d'ajouter d'autres instructions si la condition n'est pas validée :</text:p>
      <text:p text:style-name="P1"/>
      <text:p text:style-name="P50">if [condition] then [corps n°1] else [corps n°2] endif</text:p>
      <text:p text:style-name="P1"/>
      <text:p text:style-name="P8">c) Action</text:p>
      <text:p text:style-name="P1"/>
      <text:p text:style-name="P1">Une entité peut faire des actions :</text:p>
      <text:list xml:id="list37483206" text:style-name="L12">
        <text:list-item>
          <text:p text:style-name="P6">sauter avec une certaine force :</text:p>
          <text:p text:style-name="P54">entite1 jumps by 5</text:p>
        </text:list-item>
        <text:list-item>
          <text:p text:style-name="P6">attraper une autre entité :</text:p>
          <text:p text:style-name="P54">entite1 grasps entite2</text:p>
        </text:list-item>
        <text:list-item>
          <text:p text:style-name="P6">ingérer une entité (la deuxième entité disparaît et la première la possède) :</text:p>
          <text:p text:style-name="P54">entite1 ingest entite2 in inventaire1</text:p>
        </text:list-item>
        <text:list-item>
          <text:p text:style-name="P6">expulser une entité possédée par une autre avec une certaine force :</text:p>
          <text:p text:style-name="P54">entite1 expels entite2 by 10</text:p>
        </text:list-item>
        <text:list-item>
          <text:p text:style-name="P6">effectuer une translation :</text:p>
          <text:p text:style-name="P54">entite1 move forward by 5</text:p>
          <text:p text:style-name="P6">Ces translations sont 'forward', 'backward', 'right', 'left', 'up', 'down'</text:p>
        </text:list-item>
        <text:list-item>
          <text:p text:style-name="P6">effectuer une rotation :</text:p>
          <text:p text:style-name="P54"><text:soft-page-break/>entite1 turn right by 20</text:p>
          <text:p text:style-name="P6">Ces rotations sont 'clockwise', 'anticlockwise', 'right', 'left', 'up', 'down'</text:p>
        </text:list-item>
        <text:list-item>
          <text:p text:style-name="P6">accélérer si l'entité a une vitesse :</text:p>
          <text:p text:style-name="P54">voiture1 accelerate by 10</text:p>
        </text:list-item>
        <text:list-item>
          <text:p text:style-name="P6">freiner si l'entité a une vitesse :</text:p>
          <text:p text:style-name="P54">voiture1 brake by 5</text:p>
        </text:list-item>
      </text:list>
      <text:p text:style-name="P1"/>
      <text:p text:style-name="P8">d) Génération / effacement de la représentation 3D d'une entité </text:p>
      <text:p text:style-name="P1"/>
      <text:p text:style-name="P50">generate entite1</text:p>
      <text:p text:style-name="P50">efface entite2</text:p>
      <text:p text:style-name="P1"/>
      <text:p text:style-name="P8">e) Attente </text:p>
      <text:p text:style-name="P1"/>
      <text:p text:style-name="P50">wait [valeur du temps] then [suite d'instruction] endwait</text:p>
      <text:p text:style-name="P1"/>
      <text:p text:style-name="P1">Permet d'attendre un instant donné puis d'éxecuter les instructions qui sont à l'intérieur.</text:p>
      <text:p text:style-name="P1">La valeur du temps peut être exprimée en minutes('min'), secondes('s'), millisecondes ('ms') ou images ('frames').</text:p>
      <text:p text:style-name="P1"/>
      <text:p text:style-name="P50">wait 5 s then ...</text:p>
      <text:p text:style-name="P1"/>
      <text:p text:style-name="P8">f) Affectation</text:p>
      <text:p text:style-name="P1"/>
      <text:p text:style-name="P50">assign true to active of camera1 //assigne une valeur à l'attribut</text:p>
      <text:p text:style-name="P50">add 5 to life of entite1 //ajoute la valeur</text:p>
      <text:p text:style-name="P50">sub 5 to life of entite1 //soustrait la valeur</text:p>
      <text:p text:style-name="P50">invert life of entite1 with life of entite2 //intervertit les deux valeurs</text:p>
      <text:p text:style-name="P1"/>
      <text:p text:style-name="P8">g) Activation / désactivation de commandes</text:p>
      <text:p text:style-name="P1"/>
      <text:p text:style-name="P50">activate commands</text:p>
      <text:p text:style-name="P50">desactivate commands</text:p>
      <text:p text:style-name="P1"/>
      <text:p text:style-name="P1">Il est possible de n'activer / désactiver qu'une commande ou seulement le clavier ou la souris :</text:p>
      <text:p text:style-name="P1"/>
      <text:p text:style-name="P50">activate key A</text:p>
      <text:p text:style-name="P50">activate mouse rClick</text:p>
      <text:p text:style-name="P1"/>
      <text:p text:style-name="P8">h) Victoire d'une équipe ou d'un joueur :</text:p>
      <text:p text:style-name="P1"/>
      <text:p text:style-name="P50">victory of joueur1</text:p>
      <text:p text:style-name="P50">defeat of equipeRouge</text:p>
      <text:p text:style-name="P1"/>
      <text:p text:style-name="P1">Un message peut être affiché :</text:p>
      <text:p text:style-name="P1"/>
      <text:p text:style-name="P50">victory of joueur1 : "Victoire du joueur 1 !"</text:p>
      <text:p text:style-name="P1"/>
      <text:p text:style-name="P8">i) Arrêt du jeu :</text:p>
      <text:p text:style-name="P1"/>
      <text:p text:style-name="P50">game ends</text:p>
      <text:p text:style-name="P50">game pause</text:p>
      <text:p text:style-name="P1"/>
      <text:p text:style-name="P1">Avec cette instruction, le jeu s'arrête. Si le jeu est en pause, une commande spécifique au logiciel permet de le reprendre. Un message peut être affiché :</text:p>
      <text:p text:style-name="P1"/>
      <text:p text:style-name="P50">game ends : "Le jeu est fini !"</text:p>
      <text:p text:style-name="P1"/>
      <text:p text:style-name="P8">j) Changement de tour d'un joueur :</text:p>
      <text:p text:style-name="P1"/>
      <text:p text:style-name="P1">Cette instruction n'est utile que si le mode tour par tour est actif (attribut 'turnbased' de game) :</text:p>
      <text:p text:style-name="P1"/>
      <text:p text:style-name="P50">nextturn joueur2</text:p>
      <text:p text:style-name="P1"/>
      <text:p text:style-name="P1"><text:soft-page-break/></text:p>
      <text:list xml:id="list37685539" text:continue-list="list37691437" text:style-name="L1">
        <text:list-header>
          <text:p text:style-name="P46"><text:span text:style-name="T8">5) </text:span><text:span text:style-name="T6">Partie </text:span><text:span text:style-name="Strong_20_Emphasis"><text:span text:style-name="T6">Commandes</text:span></text:span><text:span text:style-name="T7"> </text:span></text:p>
        </text:list-header>
      </text:list>
      <text:p text:style-name="P36"/>
      <text:p text:style-name="P36">Les définitions créées plus haut peuvent être assignées à des commandes afin de permettre au joueur (humain obligatoirement) d'interagir avec l'environnement 3D. </text:p>
      <text:p text:style-name="P36"/>
      <text:p text:style-name="P58">command for [nom du joueur] is </text:p>
      <text:p text:style-name="P58"><text:tab/>[commande n°1] for [définition de la commande n°1],</text:p>
      <text:p text:style-name="P58"><text:tab/>[commande n°2] for [définition de la commande n°2],</text:p>
      <text:p text:style-name="P58"><text:tab/>[commande n] for [définition de la commande n];</text:p>
      <text:p text:style-name="P36"/>
      <text:p text:style-name="P36">(voir 'command' en annexe)</text:p>
      <text:p text:style-name="P36"/>
      <text:p text:style-name="P36">Les commandes assignées sont relatives aux touches du clavier, </text:p>
      <text:p text:style-name="P36"/>
      <text:p text:style-name="P36">Deux joueurs peuvent aussi se partager des commandes si le mode tour par tour est actif (attribut 'turnbased' de game) :</text:p>
      <text:p text:style-name="P36"/>
      <text:p text:style-name="P58">command for joueur1, joueur2 is </text:p>
      <text:p text:style-name="P56"><text:tab/>key right for def1;</text:p>
      <text:p text:style-name="P36"/>
      <text:list xml:id="list37688172" text:continue-numbering="true" text:style-name="L1">
        <text:list-header>
          <text:p text:style-name="P46"><text:span text:style-name="T8">6) </text:span><text:span text:style-name="T6">Partie </text:span><text:span text:style-name="Strong_20_Emphasis"><text:span text:style-name="T6">Règles du jeu</text:span></text:span><text:span text:style-name="T7"> </text:span></text:p>
        </text:list-header>
      </text:list>
      <text:p text:style-name="P36"/>
      <text:p text:style-name="P36"/>
      <text:p text:style-name="P36">Les règles du jeu contiennent des appels de définition déjà créées auparavant et peuvent être appelées uniquement si le déclencheur devient valide au cours du jeu :</text:p>
      <text:p text:style-name="P36"/>
      <text:p text:style-name="P58">rule [déclencheur] then </text:p>
      <text:p text:style-name="P58"><text:tab/>[nom de définition 1],</text:p>
      <text:p text:style-name="P58"><text:tab/>[nom de définition 2],</text:p>
      <text:p text:style-name="P58"><text:tab/>[nom de définition n];</text:p>
      <text:p text:style-name="P36"/>
      <text:p text:style-name="P36">Le déclencheur d'une règle est un événement qui se produit en cours de jeu à un moment précis. Il peut être :</text:p>
      <text:list xml:id="list37468245" text:style-name="L13">
        <text:list-item>
          <text:p text:style-name="P43">le début du jeu :</text:p>
          <text:p text:style-name="P60">game starts </text:p>
        </text:list-item>
        <text:list-item>
          <text:p text:style-name="P7">test d'égalité pour l'attribut d'un objet : </text:p>
          <text:p text:style-name="P55">life of entite1 becomes 0</text:p>
          <text:p text:style-name="P55">name of entite1 becomes "Entité"</text:p>
        </text:list-item>
        <text:list-item>
          <text:p text:style-name="P7">test de l'état changé d'un objet :</text:p>
          <text:p text:style-name="P55">entite1 dies <text:span text:style-name="T11">// pour ce déclencheur, entite1 doit avoir un attribut life</text:span></text:p>
          <text:p text:style-name="P7">Ces états sont 'dies', 'moves', 'touches' [nom d'entité], 'kills' [nom d'entité], 'gets', 'touched by' [nom d'entité], 'killed by' [nom d'entité]</text:p>
        </text:list-item>
        <text:list-item>
          <text:p text:style-name="P7">test de la victoire ou de la défaite d'un joueur ou d'une équipe :</text:p>
          <text:p text:style-name="P55">defeat of joueur1</text:p>
          <text:p text:style-name="P60">victory of joueur2</text:p>
        </text:list-item>
        <text:list-item>
          <text:p text:style-name="P7">aucun test (le contenu de la règle s'exécute tout le temps) :</text:p>
          <text:p text:style-name="P60">true</text:p>
        </text:list-item>
      </text:list>
      <text:p text:style-name="P36"/>
      <text:p text:style-name="P36">Deux règles du jeu ayant le même déclencheur seront appelées au même moment et leurs instructions s'exécuteront en parallèle.</text:p>
      <text:p text:style-name="P36"/>
      <text:p text:style-name="P36"/>
      <text:list xml:id="list37675950" text:continue-list="list37688172" text:style-name="L1">
        <text:list-header>
          <text:p text:style-name="P46"><text:span text:style-name="T8">7) </text:span><text:span text:style-name="T6">Partie </text:span><text:span text:style-name="Strong_20_Emphasis"><text:span text:style-name="T6">Intelligence Artificielle</text:span></text:span><text:span text:style-name="T7"> </text:span></text:p>
        </text:list-header>
      </text:list>
      <text:p text:style-name="P36"/>
      <text:p text:style-name="P36">Cette partie permet de décrire comment l'ordinateur va se comporter en tant que joueur. Une IA regroupe une série de règles du jeu. </text:p>
      <text:p text:style-name="P36"/>
      <text:p text:style-name="P58">ai [nom de l'ia] is</text:p>
      <text:p text:style-name="P59"><text:tab/>rule [déclencheur] then [suite de définitions],</text:p>
      <text:p text:style-name="P59"><text:tab/>rule [déclencheur] then [suite de définitions];</text:p>
      <text:p text:style-name="P36"/>
      <text:p text:style-name="P36"/>
      <text:p text:style-name="P12"><text:soft-page-break/>II- Présentation et prise en main de l'Interface de 3DWIGS</text:p>
      <text:p text:style-name="Standard"/>
      <text:p text:style-name="P35"><draw:frame draw:style-name="fr1" draw:name="images1" text:anchor-type="as-char" svg:width="16.589cm" svg:height="9.71cm" draw:z-index="0"><draw:image xlink:href="../../../../../C:%5CUsers%5C27004527%5CAppData%5CLocal%5CTemp%5Cmsohtml1%5C01%5Cclip_image002.jpg" xlink:type="simple" xlink:show="embed" xlink:actuate="onLoad"/></draw:frame></text:p>
      <text:p text:style-name="P35"/>
      <text:p text:style-name="P39"><text:span text:style-name="T21">1</text:span><text:span text:style-name="T4">- </text:span><text:span text:style-name="T21">La zone de code</text:span></text:p>
      <text:p text:style-name="P35"><text:span text:style-name="T20">Dans cette zone, l’utilisateur devra saisir sa description du jeu en respectant la grammaire 3DWIGS.</text:span></text:p>
      <text:p text:style-name="P39"><text:span text:style-name="T21">2- La zone d’affichage</text:span></text:p>
      <text:p text:style-name="P35"><text:span text:style-name="T20">La zone d’affichage est réservée à l’affichage des éléments du jeu. Lorsqu’un modèle est importé, il inséré dans le contexte 3D et donc affiché dans cette zone.</text:span></text:p>
      <text:p text:style-name="P39"><text:span text:style-name="T21">3</text:span><text:span text:style-name="T4">- </text:span><text:span text:style-name="T21">Le menu latéral</text:span></text:p>
      <text:p text:style-name="P34">Ce menu est associé avec la zone d’affiche. Il permet de (du haut vers le bas) :</text:p>
      <text:p text:style-name="P37"><text:span text:style-name="T19">a)</text:span><text:span text:style-name="T19">Effectuer une rotation autour d’un élément,</text:span></text:p>
      <text:p text:style-name="P37"><text:span text:style-name="T19">b)</text:span><text:span text:style-name="T19">Effectuer un déplacement de la camera suivant un plan,</text:span></text:p>
      <text:p text:style-name="P37"><text:span text:style-name="T19">c)</text:span><text:span text:style-name="T19">Effectuer un zoom avec la caméra,</text:span></text:p>
      <text:p text:style-name="P37"><text:span text:style-name="T19">d)</text:span><text:span text:style-name="T19">Déplacer l’élément sélectionné dans le contexte 3D,</text:span></text:p>
      <text:p text:style-name="P37"><text:span text:style-name="T19">e)Effectuer une rotation de l’élément sélectionné autour de ses axes X, Y et Z.</text:span></text:p>
      <text:p text:style-name="P37"><text:span text:style-name="T19"/></text:p>
      <text:p text:style-name="P39"><text:span text:style-name="T21">4</text:span><text:span text:style-name="T4">- </text:span><text:span text:style-name="T21">Le menu principal</text:span></text:p>
      <text:p text:style-name="P40">Ce menu permet à l’utilisateur de (de gauche à droite) :</text:p>
      <text:p text:style-name="P37"><text:span text:style-name="T19">a)</text:span><text:span text:style-name="T19">Sélectionner un modèle parmi ceux présents dans le contexte 3D, afin d’afficher ses propriétés dans la zone des propriétés.</text:span></text:p>
      <text:p text:style-name="P37"><text:span text:style-name="T19">b)</text:span><text:span text:style-name="T19">Sélectionner un modèle depuis la bibliothèque des modèles disponibles,</text:span></text:p>
      <text:p text:style-name="P37"><text:span text:style-name="T19">c)</text:span><text:span text:style-name="T19">Ajouter le modèle sélectionné depuis le menu b) dans le contexte 3D courant,</text:span></text:p>
      <text:p text:style-name="P37"><text:soft-page-break/><text:span text:style-name="T19">d)</text:span><text:span text:style-name="T19">Importer un nouveau modèle depuis le poste de l’utilisateur dans la bibliothèque 3DWIGS. Cet import déclenche l’ajout de l’élément importé dans le contexte 3D,</text:span></text:p>
      <text:p text:style-name="P37"><text:span text:style-name="T19">e)</text:span><text:span text:style-name="T19">Réinitialiser la session courante. ATTENTION : cette action efface tout le contenu de la base de données ainsi que la zone d’affichage. Cependant les modèles importés ne sont pas supprimé du serveur !</text:span></text:p>
      <text:p text:style-name="P37"><text:span text:style-name="T19">f)</text:span><text:span text:style-name="T19">Afficher la liste des modèles logiques ainsi que leurs attributs,</text:span></text:p>
      <text:p text:style-name="P37"><text:span text:style-name="T19">g)</text:span><text:span text:style-name="T19">Finalement ! Crée le jeu.</text:span></text:p>
      <text:p text:style-name="P35"> </text:p>
      <text:p text:style-name="P39"><text:span text:style-name="T21">5</text:span><text:span text:style-name="T4">- </text:span><text:span text:style-name="T21">La zone des propriétés</text:span></text:p>
      <text:p text:style-name="P34">Cette zone permet d’afficher les propriétés du modèle sélectionné. Elle permet également de modifier les valeurs de certains attributs de ce modèle.</text:p>
      <text:p text:style-name="P39"><text:span text:style-name="T21">6- La zone libre</text:span></text:p>
      <text:p text:style-name="P35"><text:span text:style-name="T20">Cette zone ne sert à rien pour l’instant. Mais pourrait servir à accueillir de nouvelles fonctionnalités à venir </text:span><text:span text:style-name="T22">J</text:span></text:p>
      <text:p text:style-name="P9"/>
      <text:p text:style-name="P9"/>
      <text:p text:style-name="P12">III- Utilisation du moteur 3D (pour programmeur averti)</text:p>
      <text:p text:style-name="P13"/>
      <text:p text:style-name="P16"><text:tab/>3DWIGS (3D Web Interactive Game Studio) est une plateforme de création de jeux vidéo pour le web utilisant la technologie WebGL (via la librairie GLGE réalisée par <text:span text:style-name="T12">Paul Brunt(1)</text:span>) pour son rendu graphique. Pour ce faire, il utilise un moteur 3D développé par une des équipes du groupe 3DWIGS.</text:p>
      <text:p text:style-name="P16">Le moteur 3D n'est pas destiné à être utilisé directement par l'utilisateur du logiciel. Ses fonctions et méthodes sont implantées dans une couche inférieure du logiciel et sont appelées via la compilation du langage de description.</text:p>
      <text:p text:style-name="P32"><text:span text:style-name="T7">Cependant, il est possible de passer à travers afin d’améliorer son propre jeu en appelant directement les fonctions et méthodes du moteur.</text:span></text:p>
      <text:p text:style-name="P32"><text:span text:style-name="T7"/></text:p>
      <text:p text:style-name="P29"><text:span text:style-name="T12">1- Prérequis</text:span></text:p>
      <text:p text:style-name="P16">Pour utiliser le moteur3D, il faut vous munir:</text:p>
      <text:list xml:id="list37580368" text:style-name="L15">
        <text:list-item>
          <text:p text:style-name="P17">D'un navigateur web supportant le HTML5 (Mozilla Firefox-4, Safari?, Chrome-10, Chromium, IE9 ou des versions ultérieures)</text:p>
        </text:list-item>
      </text:list>
      <text:list xml:id="list37576521" text:style-name="L14">
        <text:list-item>
          <text:p text:style-name="P18">De votre éditeur favori (ex: Notepad++)</text:p>
        </text:list-item>
      </text:list>
      <text:p text:style-name="P33">2- Utilisation</text:p>
      <text:p text:style-name="P16"><text:tab/>Avant de commencer à utiliser les fonctions du moteur, il faut indiquer le chemin d’accès à celles-ci afin de pouvoir les utiliser dans le fichier HTML. </text:p>
      <text:p text:style-name="P16">Pour cela, il est impératif d’insérer la balise suivante dans le code:</text:p>
      <text:p text:style-name="P16">&lt;script type="text/javascript" src="js/moteur3d.js"&gt;&lt;/script&gt;</text:p>
      <text:p text:style-name="P16">(Attention au chemin d’accès du fichier .JS, dans notre cas, le fichier HTML se situe dans le même répertoire que le moteur 3D)</text:p>
      <text:p text:style-name="P16">Il faut ensuite appeler la fonction M3D.MOTEUR.initialisation(xmlDoc, canvas, initFunctionName) avec:</text:p>
      <text:list xml:id="list37587437" text:style-name="L16">
        <text:list-item>
          <text:p text:style-name="P47">xmlDoc: le lien vers un document XML contenant l’initialisation d’une scène vide (exemple: level.xml à placer dans le dossier js)</text:p>
        </text:list-item>
        <text:list-item>
          <text:p text:style-name="P47">canvas: le nom du canvas où afficher la scène</text:p>
        </text:list-item>
      </text:list>
      <text:list xml:id="list37581409" text:style-name="L18">
        <text:list-item>
          <text:p text:style-name="P48">initFunctionName: le nom de la fonction qui place initialement les objets; le corps de la fonction initFunctionName peut être vide en cas d’initialisation d’une scène vide.</text:p>
          <text:p text:style-name="P38"><text:soft-page-break/></text:p>
        </text:list-item>
      </text:list>
      <text:p text:style-name="P16">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16">Dans la scène, l’axe X est dirigé vers la droite, l’axe Y vers le haut et l’axe Z vers l’avant.</text:p>
      <text:p text:style-name="P16">Les rotations sont faites dans des repères mobiles.</text:p>
      <text:p text:style-name="P16">La partie moteur3d manipule directement les objets de la grammaire. Ceux-ci ont donc les attributs suivants : </text:p>
      <text:list xml:id="list37608137" text:style-name="L19">
        <text:list-item>
          <text:p text:style-name="P19">url : lien vers le modèle de l’objet</text:p>
        </text:list-item>
      </text:list>
      <text:list xml:id="list37595005" text:style-name="L20">
        <text:list-item>
          <text:p text:style-name="P20">id : identifiant de l’objet dans la scène (doit être unique)</text:p>
        </text:list-item>
      </text:list>
      <text:list xml:id="list37600036" text:style-name="L21">
        <text:list-item>
          <text:p text:style-name="P21">posX posY posZ : position de l’objet dans le repère du père</text:p>
        </text:list-item>
      </text:list>
      <text:list xml:id="list37593573" text:style-name="L22">
        <text:list-item>
          <text:p text:style-name="P22">rotX rotY rotZ : rotation de l’objet dans le repère du père</text:p>
        </text:list-item>
      </text:list>
      <text:list xml:id="list37609524" text:style-name="L23">
        <text:list-item>
          <text:p text:style-name="P23">sizeX sizeY sizeZ : échelle de l’objet dans le repère du père</text:p>
        </text:list-item>
      </text:list>
      <text:list xml:id="list37604201" text:style-name="L24">
        <text:list-item>
          <text:p text:style-name="P24">vitesse : tableau à 3 composants décrivant la vitesse dans le repère du père</text:p>
        </text:list-item>
      </text:list>
      <text:list xml:id="list37597481" text:style-name="L25">
        <text:list-item>
          <text:p text:style-name="P25">accélération : tableau à 3 composantes décrivant l’accélération dans le repère du père</text:p>
        </text:list-item>
      </text:list>
      <text:list xml:id="list37603433" text:style-name="L26">
        <text:list-item>
          <text:p text:style-name="P26">masse : masse de l’objet (pour l’application de la gravité)</text:p>
          <text:p text:style-name="P26"/>
        </text:list-item>
      </text:list>
      <text:p text:style-name="P16">Les éléments seront donc manipulés via leur identifiant : par défaut, l’identifiant de la scène est : ‘mainscene’.</text:p>
      <text:p text:style-name="P30"/>
      <text:p text:style-name="P14">3- Manipulation des éléments de la scène</text:p>
      <text:p text:style-name="P16">Les fonctions suivantes permettent de manipuler les différents éléments d’une scène.</text:p>
      <text:p text:style-name="P16">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16">La fonction retourne un tableau :</text:p>
      <text:p text:style-name="P16">- vide : si testCollision est à faux ou qu’aucune collision n’est détectée</text:p>
      <text:p text:style-name="P16">- dont chaque élément est un tableau à 2 éléments dont le premier élément est l’objet ajouté et le second l’objet avec lequel il est en collision.</text:p>
      <text:p text:style-name="P16">Si le tableau retourné est vide, l’objet a bien été ajouté à la scène, s’il est non vide, l’objet n’a pas été ajouté à la scène. </text:p>
      <text:p text:style-name="P16">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16">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30"/>
      <text:p text:style-name="P14">4- Transformations géométriques des éléments de la scène</text:p>
      <text:p text:style-name="P16"><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 </text:p>
      <text:p text:style-name="P16">Chacune renvoie un tableau :</text:p>
      <text:p text:style-name="P16">- vide si les collisions sont désactivées ou si aucune collision lors du déplacement n’est détectée</text:p>
      <text:p text:style-name="P16"><text:soft-page-break/>- dont chaque élément est un tableau à lui-même 2 éléments : le premier est un objet (le fils déplacé ou un de ses descendants) et le second l’objet autre dans la scène avec lequel il rentre en collision.</text:p>
      <text:p text:style-name="P16">Si le tableau retourné est vide, la transformation géométrique a été effectuée avec succès. S’il est non vide, la transformation n’a pas été effectuée.</text:p>
      <text:p text:style-name="P16">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16">M3D.MOTEUR.translate(gObject,tabVector,testCollision,idRef) permet de translater un objet de tabVector (tableau à 3 composantes) dans le référentiel donné par idRef en considérant ou non les collisions.</text:p>
      <text:p text:style-name="P14">M3D.MOTEUR.setPosition(gObject,tabPos,testCollision,idRef) permet de placer un objet à la position tabPos (tableau à 3 composantes) dans le référentiel donné par idRef en considérant ou non les collisions.</text:p>
      <text:p text:style-name="P14">M3D.MOTEUR.rotate(gObject,tabRot,testCollision,idRef) permet de faire tourner un objet d’angles tabRot (tableau à 3 composantes) dans le référentiel donné par idRef en considérant ou non les collisions.</text:p>
      <text:p text:style-name="P14">M3D.MOTEUR.setAngle(gObject,tabRot,testCollision,idRef) permet de définir l’orientation (via  tabRot : tableau à 3 composantes) d’un objet dans le référentiel donné par idRef en considérant ou non les collisions.</text:p>
      <text:p text:style-name="P14">M3D.MOTEUR.mulScale(gObject,coefScale,testCollision) permet de multiplier l’échelle d’un objet par les coefficients dans coefScale (tableau à 3 composantes) en considérant ou non les collisions.</text:p>
      <text:p text:style-name="P14">M3D.MOTEUR.setScale(gObject,coefScale,testCollision) permet de définir l’échelle d’un objet par les coefficients dans coefScale (tableau à 3 composantes) en considérant ou non les collisions.</text:p>
      <text:p text:style-name="P14"/>
      <text:p text:style-name="P14">5- Application des lois physiques</text:p>
      <text:p text:style-name="P16"><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16">La fonction d’application de la physique met à jour les variables vitesse et accélération pour tous les objets concernés. </text:p>
      <text:p text:style-name="P16">M3D.MOTEUR.setGravite(newGravite) permet de définir le tableau à 3 composantes de la gravité.</text:p>
      <text:p text:style-name="P16">Cette fonction ne renvoie rien.</text:p>
      <text:p text:style-name="P16">M3D.MOTEUR.setCoefFrottement(newCoef) permet de définir un nouveau coefficient de frottement.</text:p>
      <text:p text:style-name="P16">Cette fonction ne renvoie rien.</text:p>
      <text:p text:style-name="P16">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16">La fonction renvoie un tableau dont la taille est la somme des tailles des deux tableaux en arguments.</text:p>
      <text:p text:style-name="P16">Chaque élément de ce tableau contient un tableau :</text:p>
      <text:list xml:id="list37629629" text:style-name="L27">
        <text:list-item>
          <text:p text:style-name="P27">vide si l’objet a pu être déplacé sans collision (dans ce cas l’objet a bien été déplacé)</text:p>
        </text:list-item>
      </text:list>
      <text:list xml:id="list37607554" text:style-name="L28">
        <text:list-item>
          <text:p text:style-name="P28">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p text:style-name="P28"/>
        </text:list-item>
      </text:list>
      <text:p text:style-name="P14">6- Manipulation des caméras</text:p>
      <text:p text:style-name="P16">De la même façon que l’on peut effectuer des transformations géométriques sur les objets ou les manipuler dans la scène, on peut le faire sur les caméras (attention une caméra ne peut avoir de fils).</text:p>
      <text:p text:style-name="P16">M3D.MOTEUR.activeCamera(idCamera) permet de définir une caméra comme celle de la scène. L’argument idCamera représente l’identifiant de la caméra à activer. Cette fonction ne renvoie rien.</text:p>
      <text:p text:style-name="P16">M3D.MOTEUR.addCamera(gCamera,idParent) permet d’ajouter une caméra dans la scène dont l’identifiant est donné par l‘attribut id de gCamera. Les positions et orientations sont données via les attributs posX posY posZ orX orY orZ <text:soft-page-break/>dans le référentiel du père donné par son identifiant idParent (si nul, le père est la scène). Cette fonction ne renvoie rien.</text:p>
      <text:p text:style-name="P16">M3D.MOTEUR.removeCamera(idCamera) permet de supprimer une caméra uniquement si elle n’est pas active. Cette fonction renvoie un booléen indiquant si la caméra a été supprimée avec succès.</text:p>
      <text:p text:style-name="P14">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14"/>
      <text:p text:style-name="P14">7- Autres outils</text:p>
      <text:p text:style-name="P16">Il est possible de calculer la position, l’orientation et l’échelle dans le repère global de l’objet. Ces fonctions retournent chacune un tableau à 3 composantes.</text:p>
      <text:p text:style-name="P16">M3D.MOTEUR.getGlobalPosition(idObject) retourne la position dans le repère global de l’élément représenté par son identifiant. De même pour l’orientation avec</text:p>
      <text:p text:style-name="P16">M3D.MOTEUR.getGlobalOrientation(idObject) et pour l’échelle avec </text:p>
      <text:p text:style-name="P16">M3D.MOTEUR.getGlobalScale(idObject).</text:p>
      <text:p text:style-name="P16">Il est également possible de connaître l’écart entre deux objets selon un certain axe.</text:p>
      <text:p text:style-name="P16">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14"/>
      <text:p text:style-name="P16"><text:span text:style-name="T12">(1)</text:span> Le Britannique Paul Brunt est le créateur de la librairie GLGE. Il s’agit d’une librairie JavaScript facilitant l’utilisation du WebGL. Elle permet d'accéder directement à OpenGL ES2 et elle permet ainsi l’accès à l'utilisation de l'accélération matérielle des applications 2D/3D sans avoir besoin de télécharger aucun plugins.</text:p>
      <text:p text:style-name="P16">Le but de GLGE est de masquer l’utilisation directe du WebGL au développeur web, qui peut alors se concentrer sur la création d’un contenu plus riche pour le web.</text:p>
      <text:p text:style-name="P16">La documentation concernant cette librairie est disponible sur son site web : <text:span text:style-name="T12">http://www.glge.org/</text:span></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charset="x-symbol"/>
    <style:font-face style:name="OpenSymbol" svg:font-family="OpenSymbol"/>
    <style:font-face style:name="Tahoma1" svg:font-family="Tahoma"/>
    <style:font-face style:name="Times New Roman1" svg:font-family="'Times New Roman'"/>
    <style:font-face style:name="Cumberland AMT" svg:font-family="'Cumberland A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MS PGothic" style:font-size-asian="10pt" style:font-name-complex="Cumberland AM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9T17:00:48.95</meta:creation-date>
    <dc:date>2011-04-29T17:55:46.11</dc:date>
    <meta:editing-duration>PT00H33M47S</meta:editing-duration>
    <meta:editing-cycles>4</meta:editing-cycles>
    <meta:generator>OpenOffice.org/3.2$Win32 OpenOffice.org_project/320m12$Build-9483</meta:generator>
    <meta:document-statistic meta:table-count="0" meta:image-count="1" meta:object-count="0" meta:page-count="11" meta:paragraph-count="310" meta:word-count="4242" meta:character-count="26427"/>
  </office:meta>
</office:document-meta>
</file>